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Short Answer</text:h>
      <text:p text:style-name="Text_20_body"><text:span text:style-name="T1">Answer each question in </text:span><text:span text:style-name="Strong_20_Emphasis"><text:span text:style-name="T1">3–5 complete sentences</text:span></text:span><text:span text:style-name="T1">.</text:span></text:p>
      <text:list text:style-name="L1">
        <text:list-item>
          <text:p text:style-name="P2"><text:span text:style-name="T1">Explain the difference between </text:span><text:span text:style-name="Strong_20_Emphasis"><text:span text:style-name="T1">public-sector</text:span></text:span><text:span text:style-name="T1"> and </text:span><text:span text:style-name="Strong_20_Emphasis"><text:span text:style-name="T1">private-sector</text:span></text:span><text:span text:style-name="T1"> investigations. Give one example of each.</text:span></text:p>
        </text:list-item>
        <text:list-item>
          <text:p text:style-name="P2"><text:span text:style-name="T1">What is the role of the </text:span><text:span text:style-name="Strong_20_Emphasis"><text:span text:style-name="T1">Fourth Amendment</text:span></text:span><text:span text:style-name="T1"> in digital investigations, and why is it significant?</text:span></text:p>
        </text:list-item>
        <text:list-item>
          <text:p text:style-name="P2"><text:span text:style-name="T1">Define </text:span><text:span text:style-name="Strong_20_Emphasis"><text:span text:style-name="T1">chain of custody</text:span></text:span><text:span text:style-name="T1"> and explain why it is critical in both legal and corporate investigations.</text:span></text:p>
        </text:list-item>
      </text:list>
      <text:h text:style-name="P1" text:outline-level="2">Application Scenarios</text:h>
      <text:p text:style-name="Text_20_body"><text:span text:style-name="T1">Read each scenario and respond in </text:span><text:span text:style-name="Strong_20_Emphasis"><text:span text:style-name="T1">1–2 paragraphs</text:span></text:span><text:span text:style-name="T1">.</text:span></text:p>
      <text:list text:style-name="L2">
        <text:list-item>
          <text:p text:style-name="P3"><text:span text:style-name="T1">You are a </text:span><text:span text:style-name="Strong_20_Emphasis"><text:span text:style-name="T1">Digital Evidence First Responder (DEFR)</text:span></text:span><text:span text:style-name="T1"> called to a suspected insider data theft at a company. Describe the </text:span><text:span text:style-name="Strong_20_Emphasis"><text:span text:style-name="T1">first three steps</text:span></text:span><text:span text:style-name="T1"> you would take.</text:span></text:p>
        </text:list-item>
        <text:list-item>
          <text:p text:style-name="P3"><text:span text:style-name="T1">A company has a </text:span><text:span text:style-name="Strong_20_Emphasis"><text:span text:style-name="T1">bring-your-own-device (BYOD)</text:span></text:span><text:span text:style-name="T1"> policy. An employee’s personal laptop is suspected of being used for industrial espionage. How would you handle the investigation while respecting both company policy and personal property rights?</text:span></text:p>
        </text:list-item>
        <text:list-item>
          <text:p text:style-name="P3"><text:span text:style-name="T1">During an investigation, you discover that the IT manager accessed an employee’s emails without proper authorization. Discuss the </text:span><text:span text:style-name="Strong_20_Emphasis"><text:span text:style-name="T1">ethical and legal implications</text:span></text:span><text:span text:style-name="T1"> of this situation.</text:span></text:p>
        </text:list-item>
      </text:list>
      <text:h text:style-name="P1" text:outline-level="2">Technical Understanding</text:h>
      <text:list text:style-name="L3">
        <text:list-item>
          <text:p text:style-name="P4"><text:span text:style-name="T1">List at least </text:span><text:span text:style-name="Strong_20_Emphasis"><text:span text:style-name="T1">five essential components</text:span></text:span><text:span text:style-name="T1"> of a </text:span><text:span text:style-name="Strong_20_Emphasis"><text:span text:style-name="T1">digital forensics workstation</text:span></text:span><text:span text:style-name="T1"> and explain why each is necessary. </text:span></text:p>
        </text:list-item>
        <text:list-item>
          <text:p text:style-name="P4"><text:span text:style-name="T1">What is the difference between a </text:span><text:span text:style-name="Strong_20_Emphasis"><text:span text:style-name="T1">bit-stream copy</text:span></text:span><text:span text:style-name="T1"> and a </text:span><text:span text:style-name="Strong_20_Emphasis"><text:span text:style-name="T1">regular backup</text:span></text:span><text:span text:style-name="T1">? Why is a bit-stream copy required in forensic investigations? </text:span></text:p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b8742" officeooo:paragraph-rsid="000b874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OMPSFI 202</text:p>
        <text:p text:style-name="MP1">Homework 1</text:p>
        <text:p text:style-name="MP1">Due Date: 09/02/2025 @ 11:59p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5T15:37:27.397906048</meta:creation-date>
    <dc:date>2025-08-25T23:20:44.662242540</dc:date>
    <meta:editing-duration>PT10M</meta:editing-duration>
    <meta:editing-cycles>2</meta:editing-cycles>
    <meta:generator>LibreOffice/25.2.5.2$Linux_X86_64 LibreOffice_project/fb4792146257752f54eab576deb869869b108571</meta:generator>
    <meta:document-statistic meta:table-count="0" meta:image-count="0" meta:object-count="0" meta:page-count="1" meta:paragraph-count="16" meta:word-count="208" meta:character-count="1330" meta:non-whitespace-character-count="1146"/>
  </office:meta>
</office:document-meta>
</file>